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Pavan Kumar</text:p>
          </table:table-cell>
          <table:table-cell table:style-name="ce5" office:value-type="string">
            <text:p>ID:MT2012094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11 Design +UC12.Design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11.design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12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12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11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5">
            <text:p>15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6">
            <text:p>1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7">
            <text:p>1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9">
            <text:p>19/03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0">
            <text:p>2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1">
            <text:p>2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2">
            <text:p>22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3">
            <text:p>23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4">
            <text:p>24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5">
            <text:p>25/03/13</text:p>
          </table:table-cell>
          <table:table-cell table:style-name="ce7" office:value-type="string">
            <text:p>UC.code2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6">
            <text:p>26/03/13</text:p>
          </table:table-cell>
          <table:table-cell table:style-name="ce7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7">
            <text:p>27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8">
            <text:p>28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9">
            <text:p>29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30">
            <text:p>30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31">
            <text:p>31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4-01">
            <text:p>01/04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4-02">
            <text:p>0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3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3-15T17:47:34</meta:creation-date>
    <dc:date>2013-04-03T05:30:27</dc:date>
    <dc:creator>Sridhar J</dc:creator>
    <meta:editing-duration>PT5S</meta:editing-duration>
    <meta:editing-cycles>9</meta:editing-cycles>
    <meta:generator>LibreOffice/3.5$Linux_x86 LibreOffice_project/350m1$Build-2</meta:generator>
    <meta:document-statistic meta:table-count="3" meta:cell-count="232" meta:object-count="0"/>
  </office:meta>
</office:document-meta>
</file>